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3"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3"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3"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3"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3"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3" fo:font-size="14pt" fo:language="en" fo:country="US" fo:font-weight="bold"/>
    </style:style>
    <style:style style:name="P7" style:family="paragraph" style:parent-style-name="Standard">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9" style:family="paragraph" style:parent-style-name="Standard">
      <style:text-properties style:font-name="Palatino3" fo:font-size="12pt"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5"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bold" style:text-blinking="false" fo:background-color="transparent" style:font-size-asian="12pt" style:font-size-complex="12pt"/>
    </style:style>
    <style:style style:name="P16" style:family="paragraph" style:parent-style-name="Standard" style:list-style-name="L1">
      <style:paragraph-properties fo:text-align="start" style:justify-single-word="false"/>
      <style:text-properties style:font-name="Palatino3" fo:font-size="12pt" style:font-size-asian="12pt" style:font-size-complex="12pt"/>
    </style:style>
    <style:style style:name="P17" style:family="paragraph" style:parent-style-name="Standard" style:list-style-name="L1">
      <style:paragraph-properties fo:text-align="start" style:justify-single-word="false"/>
      <style:text-properties style:font-name="Palatino3" fo:font-size="12pt" fo:language="en" fo:country="US" fo:font-weight="normal"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19" style:family="paragraph" style:parent-style-name="Standard" style:list-style-name="L1">
      <style:paragraph-properties fo:text-align="start" style:justify-single-word="false"/>
      <style:text-properties style:font-name="Palatino3" fo:font-size="12pt" fo:language="en" fo:country="US"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list-style-name="L1">
      <style:paragraph-properties fo:text-align="start" style:justify-single-word="false"/>
      <style:text-properties style:font-name="Palatino3" fo:font-size="12pt" fo:language="en" fo:country="US"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1">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22"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_20_indent" style:list-style-name="L1"/>
    <style:style style:name="P24" style:family="paragraph" style:parent-style-name="Text_20_body_20_indent" style:list-style-name="L1">
      <style:text-properties fo:font-size="12pt" style:font-size-asian="12pt" style:font-size-complex="12pt"/>
    </style:style>
    <style:style style:name="P25" style:family="paragraph" style:parent-style-name="Heading_20_2">
      <style:text-properties fo:font-style="italic" fo:font-weight="bold" style:font-style-asian="italic" style:font-weight-asian="bold" style:font-style-complex="italic" style:font-weight-complex="bold"/>
    </style:style>
    <style:style style:name="P26" style:family="paragraph" style:parent-style-name="Text_20_body" style:list-style-name="L1">
      <style:paragraph-properties fo:text-align="start" style:justify-single-word="false"/>
      <style:text-properties fo:font-variant="normal" fo:text-transform="none" fo:color="#000000" style:font-name="Palatino3" fo:font-size="12pt" fo:letter-spacing="normal" fo:language="en" fo:country="US" fo:font-style="normal" fo:font-weight="normal" style:font-size-asian="12pt" style:font-weight-asian="bold" style:font-size-complex="12pt" style:font-weight-complex="bold"/>
    </style:style>
    <style:style style:name="P27" style:family="paragraph" style:parent-style-name="Text_20_body" style:list-style-name="L1">
      <style:text-properties fo:font-style="normal" fo:font-weight="bold" style:font-style-asian="normal" style:font-weight-asian="bold" style:font-style-complex="normal" style:font-weight-complex="bold"/>
    </style:style>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style>
    <style:style style:name="T6" style:family="text">
      <style:text-properties fo:font-variant="normal" fo:text-transform="none" fo:color="#24292e" style:font-name="Palatino3" fo:font-size="12pt" fo:letter-spacing="normal" fo:font-style="normal" fo:font-weight="normal" style:font-size-asian="12pt" style:font-size-complex="12pt"/>
    </style:style>
    <style:style style:name="T7" style:family="text">
      <style:text-properties fo:font-variant="normal" fo:text-transform="none" fo:color="#0366d6" style:text-line-through-style="none" style:font-name="Palatino3" fo:font-size="12pt" fo:letter-spacing="normal" fo:font-style="normal" style:text-underline-style="none" fo:font-weight="normal" style:text-blinking="false" fo:background-color="#ffffff" style:font-size-asian="12pt" style:font-size-complex="12pt"/>
    </style:style>
    <style:style style:name="T8" style:family="text">
      <style:text-properties style:font-size-asian="14pt" style:font-weight-asian="bold" style:font-size-complex="14pt" style:font-weight-complex="bold"/>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bold" style:font-weight-asian="bold" style:font-weight-complex="bold"/>
    </style:style>
    <style:style style:name="T19" style:family="text">
      <style:text-properties style:font-name="Palatino3" fo:font-size="12pt" style:font-size-asian="12pt" style:font-size-complex="12pt"/>
    </style:style>
    <style:style style:name="T20" style:family="text">
      <style:text-properties style:font-name="Palatino3" fo:font-size="12pt" fo:language="en" fo:country="US" style:font-size-asian="12pt" style:font-size-complex="12pt"/>
    </style:style>
    <style:style style:name="T21" style:family="text">
      <style:text-properties style:text-position="super 58%"/>
    </style:style>
    <style:style style:name="T22" style:family="text">
      <style:text-properties fo:color="#ff3333"/>
    </style:style>
    <style:style style:name="T23" style:family="text">
      <style:text-properties fo:color="#ff3333" fo:font-weight="normal" style:font-weight-asian="normal" style:font-weight-complex="normal"/>
    </style:style>
    <style:style style:name="T24" style:family="text">
      <style:text-properties fo:color="#ff3333" style:font-name="Palatino3" fo:font-size="12pt" fo:language="en" fo:country="US" style:font-size-asian="12pt" style:font-size-complex="12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line-break/><text:line-break/>(working draft)</text:p>
      <text:p text:style-name="P1"/>
      <text:p text:style-name="P4">The Atomic “Double-Opt-In“ </text:p>
      <text:p text:style-name="P4">and email spam protection system </text:p>
      <text:p text:style-name="P4">on the blockchain</text:p>
      <text:p text:style-name="P4"/>
      <text:p text:style-name="P4">Version 0.0.6</text:p>
      <text:p text:style-name="P4"/>
      <text:p text:style-name="P4">12<text:span text:style-name="T21">th</text:span> of July 2018</text:p>
      <text:p text:style-name="P4"/>
      <text:p text:style-name="P4">Nico Krause</text:p>
      <text:p text:style-name="P3"><text:span text:style-name="T10">(</text:span><text:a xlink:type="simple" xlink:href="mailto:nico@le-space.de" text:style-name="Internet_20_link" text:visited-style-name="Visited_20_Internet_20_Link">nico@le-space.de</text:a><text:span text:style-name="T10">)</text:span></text:p>
      <text:p text:style-name="P4"/>
      <text:p text:style-name="P4"/>
      <text:p text:style-name="P3"><text:a xlink:type="simple" xlink:href="http://www.doichain.org/" text:style-name="Internet_20_link" text:visited-style-name="Visited_20_Internet_20_Link"><text:span text:style-name="T10">www.doichain.org</text:span></text:a></text:p>
      <text:p text:style-name="P4"/>
      <text:p text:style-name="P4"/>
      <text:p text:style-name="P5"/>
      <text:p text:style-name="P6"><text:span text:style-name="T8">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11">1.Summary<text:tab/>2</text:p>
          <text:p text:style-name="P12">Problem and challenge<text:tab/>2</text:p>
          <text:p text:style-name="P12">Affected parties<text:tab/>3</text:p>
          <text:p text:style-name="P12">Solutions with the aid of a blockchain<text:tab/>4</text:p>
          <text:p text:style-name="P11">2.Background and motivation<text:tab/>4</text:p>
          <text:p text:style-name="P11">3.Doichain dApp<text:tab/>4</text:p>
          <text:p text:style-name="P12">The machine2machine interface:<text:tab/>4</text:p>
          <text:p text:style-name="P12">The human interface<text:tab/>6</text:p>
          <text:p text:style-name="P11">4.Doichain Node<text:tab/>7</text:p>
          <text:p text:style-name="P11">5.The Atomic Double-Opt-In<text:tab/>8</text:p>
          <text:p text:style-name="P12">Sceneario with three players Alice (website owner), Peter (internet user), Bob (mail provider). <text:tab/>8</text:p>
          <text:p text:style-name="P12">Sequence Diagram<text:tab/>9</text:p>
        </text:index-body>
      </text:table-of-content>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5275880351574060990" text:style-name="Numbering_20_1">
        <text:list-item>
          <text:h text:style-name="Heading_20_1" text:outline-level="1"><text:soft-page-break/>Summary</text:h>
        </text:list-item>
      </text:list>
      <text:h text:style-name="Heading_20_2" text:outline-level="2"><text:bookmark text:name="docs-internal-guid-55acbd25-69af-66f0-a597-529a8eb7be9e"/>Problem and challenge</text:h>
      <text:list xml:id="list2923951806677739005" text:style-name="L1">
        <text:list-item>
          <text:list>
            <text:list-header>
              <text:p text:style-name="P14">The medium email works perfectly fine in principle, as long as we are talking about private emails, which get sent to a single person or a small group. However emails are being used for marketing- and selling campaigns since the 1990s. These campaigns get more successful, the more people receive your emails. Hence the large temptation to send as much emails as possible, even if you can’t prove without a doubt, whether the address owner <text:s/>did agree to receive this email or not. This circumstance and the relatively cheap price to send emails, encouraged a flood of huge numbers of emails. Therefore a law was developed, to only allow mass sendings of emails if the receiver gives permission to do so. This permission is usually granted with <text:s/>a Double-Opt-In procedure, in other words, a granted permission for <text:s/>advertising needs to be confirmed additionally. However the problem is, that the independent third party, such as email providers or private smtp servers, <text:s/>can’t verify this permission by newest data protection regulations. Both provider of the mail server and the receiver of the advertisement need to trust them, to manage the declarations of consent and to reliably document a removal of an agreement.</text:p>
              <text:p text:style-name="P14"><text:line-break/>SPAM is a consequence of violating this rule, and is perceived as an unwanted interference by most people. Thus different methods got developed to fend off SPAM. But to this day no system is reliable and practical enough to differentiate between wanted and unwanted emails. Sometimes it occurs, that desired emails land in the SPAM directory or doesn’t arrive at all. On the other hand SPAM reaches the inbox of the receiver. Thanks to Doichain this problem can be solved reliably, while taking into account all data security regulations.<text:line-break/></text:p>
            </text:list-header>
          </text:list>
        </text:list-item>
      </text:list>
      <text:h text:style-name="Heading_20_2" text:outline-level="2">Affected parties</text:h>
      <text:list xml:id="list937420774" text:continue-numbering="true" text:style-name="L1">
        <text:list-item>
          <text:list>
            <text:list-item>
              <text:list>
                <text:list-item>
                  <text:p text:style-name="P15">Owner of an email address</text:p>
                  <text:p text:style-name="P16"><text:span text:style-name="T2">Goal</text:span><text:span text:style-name="T4">: Declarations of consent can be managed and checked all the time. Withdrawing an agreement needs to be documented and executed reliably. <text:line-break/><text:line-break/></text:span><text:span text:style-name="T2">Risk so far:</text:span><text:span text:style-name="T4"> Unsubscribing a newsletter leads you to getting tagged as active, thus being a valuable email address to sell. <text:line-break/><text:line-break/></text:span><text:span text:style-name="T2">Consequence so far:</text:span><text:span text:style-name="T4"> Even more email spam.<text:line-break/></text:span></text:p>
                </text:list-item>
                <text:list-item>
                  <text:p text:style-name="P16"><text:span text:style-name="T5">Email service provider<text:line-break/></text:span><text:span text:style-name="T2">Goal</text:span><text:span text:style-name="T4">: Smooth delivery of emails.<text:line-break/><text:line-break/></text:span><text:span text:style-name="T2">Risk so far: </text:span><text:span text:style-name="T4">Damage to reputation because of address lists, that are filled with SPAM-traps.<text:line-break/></text:span></text:p>
                </text:list-item>
                <text:list-item>
                  <text:p text:style-name="P16"><text:span text:style-name="T5">Advertiser<text:line-break/></text:span><text:span text:style-name="T2">Goal:</text:span><text:span text:style-name="T4"> Proper DOI-confirmed declarations of consent in order to send </text:span><text:span text:style-name="T4">advertising mails.<text:line-break/><text:line-break/></text:span><text:span text:style-name="T2">Risk so far:</text:span><text:span text:style-name="T4"> The lead-generator delivers missing or incorrect DOI-declarations of consent.<text:line-break/><text:line-break/></text:span><text:span text:style-name="T2">Consequence so far:</text:span><text:span text:style-name="T4"> SPAM-traps are delivered into the database, which does </text:span><text:soft-page-break/><text:span text:style-name="T4">significantly damage the reputation and complicates email marketing or even renders it impossible.<text:line-break/></text:span></text:p>
                </text:list-item>
                <text:list-item>
                  <text:p text:style-name="P16"><text:span text:style-name="T5">Mail Server provider and internet service provider who let customers freely use their mailbox.<text:line-break/></text:span><text:span text:style-name="T2">Goal:</text:span><text:span text:style-name="T4"> Ensuring that valid emails are delivered into the inbox, while spam mails are sorted in the spam directory or blocked completely, all in the interest to satisfy their customers.<text:line-break/><text:line-break/></text:span><text:span text:style-name="T3">Risk so far:</text:span><text:span text:style-name="T4"> Desired and awaited emails from customers are blocked and not delivered.<text:line-break/></text:span></text:p>
                </text:list-item>
                <text:list-item>
                  <text:p text:style-name="P16"><text:span text:style-name="T5">Address generators</text:span><text:span text:style-name="T4">, </text:span><text:span text:style-name="T5">firms that specialise into campaigns like lotteries, in order to get agreements and addresses for their sponsors, who will use them in email marketing campaigns.<text:line-break/></text:span><text:span text:style-name="T2">Goal</text:span><text:span text:style-name="T4">: Generate the highest number of permissions possible with a relatively low amount of capital, for sponsors to use in their advertising campaigns.</text:span></text:p>
                  <text:p text:style-name="P14"/>
                </text:list-item>
                <text:list-item>
                  <text:p text:style-name="P15">Courts</text:p>
                  <text:p text:style-name="P14">Goal: Definite prove, if a permission was granted for the delivery of this email at an exact point in time.<text:line-break/></text:p>
                </text:list-item>
              </text:list>
            </text:list-item>
          </text:list>
        </text:list-item>
      </text:list>
      <text:h text:style-name="Heading_20_2" text:outline-level="2">Solutions with the aid of a blockchain</text:h>
      <text:list xml:id="list501560187" text:continue-list="list937420774" text:style-name="L1">
        <text:list-item>
          <text:list>
            <text:list-item>
              <text:list>
                <text:list-item text:start-value="1">
                  <text:p text:style-name="P14">The owner of an email address registers himself in an online-form and confirms his agreement.</text:p>
                </text:list-item>
                <text:list-item>
                  <text:p text:style-name="P14">The Address generators send the email addresses to a decentralized app (dApp) from the affected mail server provider. Next up the appropriate Single-Opt-In entry (SOI) takes place in the DOIChain.</text:p>
                </text:list-item>
                <text:list-item>
                  <text:p text:style-name="P14">The receiving node's DApp sends and email to the receiver and prompts him to confirm the asserted agreement with a click on a link.</text:p>
                </text:list-item>
                <text:list-item>
                  <text:p text:style-name="P14">The email receiver clicks on the DOI-link.</text:p>
                </text:list-item>
                <text:list-item>
                  <text:p text:style-name="P14">The DApp now confirms the Single-Opt-In (SOI) in the blockchain with a signature. As a result the SOI becomes a DOI, in other words it becomes a valid agreement, confirmed by the email address owner.<text:line-break/></text:p>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59394395" text:continue-list="list5275880351574060990" text:style-name="Numbering_20_1">
        <text:list-item>
          <text:h text:style-name="Heading_20_1" text:outline-level="1"><text:soft-page-break/>Background and motivation</text:h>
        </text:list-item>
      </text:list>
      <text:list xml:id="list1019830518" text:continue-list="list501560187" text:style-name="L1">
        <text:list-header>
          <text:p text:style-name="P26">The initiators of 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In a further step this system helps to identify spam and non-spam.</text:p>
        </text:list-header>
      </text:list>
      <text:list xml:id="list435175280" text:continue-list="list59394395" text:style-name="Numbering_20_1">
        <text:list-item>
          <text:h text:style-name="Heading_20_1" text:outline-level="1">Doichain dApp</text:h>
        </text:list-item>
      </text:list>
      <text:list xml:id="list1019758886" text:continue-list="list1019830518" text:style-name="L1">
        <text:list-header>
          <text:p text:style-name="P17">The dApp works as an interface for the blockchain, that is readable and writable by both humans and machines.</text:p>
        </text:list-header>
      </text:list>
      <text:h text:style-name="Heading_20_2" text:outline-level="2"><text:span text:style-name="T14">The machine2machine interface</text:span>:</text:h>
      <text:list xml:id="list1378739903" text:continue-numbering="true" text:style-name="L1">
        <text:list-header>
          <text:p text:style-name="P27">A REST-API for three different modes</text:p>
          <text:list text:continue-numbering="true">
            <text:list-item>
              <text:p text:style-name="P17"><text:span text:style-name="T17">Send-Mode: </text:span><text:span text:style-name="T16">I</text:span>s used by parties which store and send SOIs (Single-Opt-In), request unconfirmed and export confirmed DOIs (Double-Opt-In). (For simplicity we call this party Alice)</text:p>
              <text:list>
                <text:list-item>
                  <text:p text:style-name="P18">URL /opt-in (POST, authentication required) (Parameter: sender email, recipient email, auth token, userId):</text:p>
                  <text:p text:style-name="P17">Is usually called by an application server of a website project, which transfers the senders and recipients email address to the Doichain dApp. It stores the SOI on the Doichain and requests the DOI from the corresponding public key Doichain address, which was queried from the recipients email DNS (<text:span text:style-name="T22">TXT value</text:span>). <text:line-break/><text:line-break/>The SOI also contains an encrypted HTTP(s) URL of the local dApp (Alice). So the confirming dApp (Bob) can request the email template to be sent to the final recipient (Peter). It is also used in order to inform the requesting (sending) dApp (Alice) about a successful DOI confirmation. <text:line-break/><text:line-break/>Doichain extends the Namecoin blockchain with a new name_op. The new “name_doi” transaction gets transferred to the recipient trusted dApp with an enabled “confirm-mode”.<text:line-break/><text:line-break/>Internally it creates a signature over a string, containing the sender and recipients email address, using the wallet owners private key.<text:line-break/></text:p>
                </text:list-item>
                <text:list-item>
                  <text:p text:style-name="P18">URL /opt-in (PUT) (Parameter: nameId of DOI, signature of DOI):</text:p>
                  <text:p text:style-name="P17">Is called by the confirm dApp (Bob), when a DOI gets confirmed successfully by a internet user (Peter), after receiving the DOI request email. It's simply necessary to instantly offchain-inform the requesting party (Alice) <text:s/>about a successfully given DOI. The confirmation is saved in the local database of the DOI requesting party (Alice) <text:line-break/></text:p>
                </text:list-item>
              </text:list>
            </text:list-item>
          </text:list>
        </text:list-header>
      </text:list>
      <text:p text:style-name="P8"/>
      <text:p text:style-name="P8"/>
      <text:p text:style-name="P8"/>
      <text:p text:style-name="P8"/>
      <text:p text:style-name="P8"/>
      <text:p text:style-name="P8"/>
      <text:list xml:id="list343644552" text:continue-numbering="true" text:style-name="L1">
        <text:list-item>
          <text:list>
            <text:list-item>
              <text:list>
                <text:list-item>
                  <text:p text:style-name="P18"><text:soft-page-break/>URL /doi-mail (GET) (Parameter: nameId of DOI, signature DOI):</text:p>
                  <text:p text:style-name="P17">Is called by the dApp in confirm mode (Bob), after receiving the unconfirmed SOI transaction.<text:line-break/><text:line-break/>This URL returns the email template, which will be sent over SMTP to Peter. Furthermore it contains other important data e.g. redirect-URL and email subject. <text:line-break/><text:line-break/>In later improved releases this URL might also return an unsigned raw-transaction hash to be signed by Bob.<text:line-break/></text:p>
                </text:list-item>
                <text:list-item>
                  <text:p text:style-name="P17"><text:span text:style-name="T18">URL /export (GET, authentication required):</text:span><text:line-break/>Is only called by the application server of the DOI requesting party and simply exports all successfully confirmed DOI's in JSON format. In the future this interface will undergo some significant extensions regarding filtering possibilities.</text:p>
                  <text:list>
                    <text:list-header>
                      <text:p text:style-name="P17"/>
                    </text:list-header>
                  </text:list>
                </text:list-item>
              </text:list>
            </text:list-item>
            <text:list-item>
              <text:p text:style-name="P19">Confirm-Mode: <text:span text:style-name="T9">Is used by the party, which receives unconfirmed SOI transactions (Bob/Peter) and transfers confirmed DOI's back to Alice </text:span></text:p>
              <text:list>
                <text:list-item>
                  <text:p text:style-name="P18">URL /opt-in/confirm/:hash (GET)</text:p>
                  <text:p text:style-name="P17">Is usually called by the browser of the internet user, who owns the recipient address (Peter), after he receives the DOI request email. The email was sent by the SMTP Server, which runs a Doichain dApp in confirm mode.<text:line-break/>The hash given by the URL gets decoded to an ASCII database id. This REST call signs and stores the confirmation of the DOI in the local database. It executes the name_op “name_doi”, so the DOI becomes officially valid after 6 confirmations. <text:line-break/></text:p>
                </text:list-item>
                <text:list-item>
                  <text:p text:style-name="P18">URL /walletNotify (GET) (Parameter: tx – the transaction id of an incoming SOI)<text:line-break/><text:span text:style-name="T9">Is called by a script of Bob's Doichain node (walletnotify), as soon as a transaction arrives. Alice read Bob´s public key (Doichain address) from the </text:span><text:span text:style-name="T23">DNS TXT value</text:span><text:span text:style-name="T9">. <text:line-break/><text:line-break/>The transaction is checked, if it contains a suitable “name_doi”. The nameId and value gets extracted from the Doichain and saved in the local database. Furthermore the URL /doi-mail is called on Alice´s dApp (which sent out the SOI). It produces an email template for the DOI-request email, that is sent to Peter.<text:line-break/></text:span></text:p>
                </text:list-item>
              </text:list>
            </text:list-item>
            <text:list-item>
              <text:p text:style-name="P19">Verify-Mode: <text:span text:style-name="T9">Can be used by all involved parties to verify and validate a given DOI permission. In the future it can be used by a SMTP filter, to validate an incoming email containing special </text:span><text:span text:style-name="T23">DOI-SMTP-headers</text:span><text:span text:style-name="T9">.</text:span></text:p>
              <text:list>
                <text:list-item>
                  <text:p text:style-name="P17"><text:span text:style-name="T17">URL /verify (GET) (Parameter: name_id, signature, sender_email, recipient_email) </text:span><text:span text:style-name="T14"><text:line-break/></text:span><text:span text:style-name="T16">Reads the DOI-entry from the Doichain via the name_id (given in the SMTP-DOI-header). It validates two signatures: </text:span></text:p>
                  <text:list>
                    <text:list-item>
                      <text:list>
                        <text:list-item>
                          <text:p text:style-name="P20">The SOI-signature gets validated via public key given in the SMTP-DOI-Header using a string built from sender_email and recipient_email.</text:p>
                        </text:list-item>
                        <text:list-item>
                          <text:p text:style-name="P22"><text:span text:style-name="T20">The DOI-signature gets validated via public key given by the </text:span><text:span text:style-name="T24">DNS TXT attribute</text:span><text:span text:style-name="T20"> using a string built from the first signature.<text:line-break/> </text:span></text:p>
                        </text:list-item>
                      </text:list>
                    </text:list-item>
                  </text:list>
                </text:list-item>
              </text:list>
            </text:list-item>
          </text:list>
        </text:list-item>
      </text:list>
      <text:h text:style-name="P25" text:outline-level="2"><text:soft-page-break/>The human interface</text:h>
      <text:list xml:id="list261104642" text:continue-list="list343644552" text:style-name="L1">
        <text:list-item>
          <text:list>
            <text:list-item>
              <text:list>
                <text:list-item text:start-value="1">
                  <text:p text:style-name="P17">Account Balance (Doi)</text:p>
                </text:list-item>
                <text:list-item>
                  <text:p text:style-name="P17">Query NameId's and DOI's</text:p>
                </text:list-item>
                <text:list-item>
                  <text:p text:style-name="P17">Wallet Transactions </text:p>
                </text:list-item>
                <text:list-item>
                  <text:p text:style-name="P17">Wallet Accounts &amp; Adresses</text:p>
                </text:list-item>
                <text:list-item>
                  <text:p text:style-name="P17">Walletfunctions (e.g. sendToAddress, MultiSig)</text:p>
                </text:list-item>
                <text:list-item>
                  <text:p text:style-name="P17">Verify DOI's with sender and recipient address, public key and nameId</text:p>
                </text:list-item>
                <text:list-item>
                  <text:p text:style-name="P17">Doi Requests and Confirmations (inkl. Recipient and Sender)</text:p>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87273234" text:continue-list="list435175280" text:style-name="Numbering_20_1">
        <text:list-item>
          <text:h text:style-name="Heading_20_1" text:outline-level="1"><text:soft-page-break/>Doichain Node</text:h>
        </text:list-item>
      </text:list>
      <text:list xml:id="list2016134990" text:continue-list="list261104642" text:style-name="L1">
        <text:list-header>
          <text:p text:style-name="P13"><text:span text:style-name="T11">Is a Namecoin (Bitcoin) based software fork with new genesis block and other modifications. The Dochain team adds a new rpc-command </text:span><text:span text:style-name="T12">“name_doi”</text:span><text:span text:style-name="T11"> which takes two to three arguments:<text:line-break/><text:line-break/></text:span><text:span text:style-name="T14">name_doi "name" "value" ("toaddress")</text:span></text:p>
        </text:list-header>
      </text:list>
      <text:p text:style-name="P9"/>
      <text:p text:style-name="P9"><text:tab/>name_doi registers the given name and value and transfers it to an optionally to a <text:tab/>Doichain address:</text:p>
      <text:p text:style-name="P9"/>
      <text:p text:style-name="P9"><text:tab/>Arguments:</text:p>
      <text:p text:style-name="P9"><text:tab/>1. "name" <text:s text:c="6"/><text:tab/>(string, required) the name under which the doi will be <text:tab/><text:tab/><text:tab/><text:tab/><text:tab/>registered. </text:p>
      <text:p text:style-name="Standard"><text:span text:style-name="T19"><text:tab/><text:tab/><text:tab/><text:tab/>A name for the doichain project should always use the <text:tab/><text:tab/><text:tab/><text:tab/><text:tab/>namespace “e/”followed by </text:span><text:span text:style-name="T6">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7">https://en.bitcoin.it/wiki/Private_key</text:span></text:a></text:p>
      <text:p text:style-name="P9"><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9"/>
      <text:p text:style-name="P9"><text:tab/>Result:</text:p>
      <text:p text:style-name="P9"><text:tab/>"txid" <text:s text:c="12"/>(string) the name_doi's txid</text:p>
      <text:p text:style-name="P9"/>
      <text:p text:style-name="P9"><text:tab/>Examples:</text:p>
      <text:p text:style-name="P9"><text:tab/>doichain-cli name_doi "myname", "new-value"</text:p>
      <text:p text:style-name="P9"><text:tab/>doichain-cli name_doi "myname", "new-value", "NEX4nME5p3iyNK3gFh4FUeU..."</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394440525" text:continue-list="list287273234" text:style-name="Numbering_20_1">
        <text:list-item>
          <text:h text:style-name="Heading_20_1" text:outline-level="1"><text:soft-page-break/>The Atomic Double-Opt-In</text:h>
        </text:list-item>
      </text:list>
      <text:list xml:id="list83509925" text:continue-list="list2016134990" text:style-name="L1">
        <text:list-header>
          <text:p text:style-name="P17">A Double-Opt-In (DOI) is a two step procedure required by European Data Protection Law when a website onwer collects email addresses from website users in order to send them an emails. Typically a website interacts with an internet user and offers a subscription to an email newsletter or other information in one or the other way. The internet user has to actively opt-in his wish on this website to be legal.<text:line-break/><text:line-break/>This opt-in is the first step and is also called the Single-Opt-In (SOI). As the user submits the newsletter subscription form, the application server of the website sends out a cofirmation email. The user confirms it typically by clicking a HTTP-link. The so created Double-Opt-In (DOI()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is neither trustable, nor reliable or satisfying for all players involved so far.</text:p>
          <text:p text:style-name="P17"/>
          <text:p text:style-name="P17">Doichain steps in here and for a first quick overview and easier understanding we assume a simple scenario:<text:line-break/></text:p>
        </text:list-header>
      </text:list>
      <text:h text:style-name="Heading_20_2" text:outline-level="2">Sceneario with three players Alice (website owner), Peter (internet user), Bob (mail provider). </text:h>
      <text:p text:style-name="Text_20_body_20_indent">Alice owns a website with connected Doichain node and Doichain dApp. She wants to send a newsletter to Peter. We further assume the email of Peter is hosted with Bob' mail-server with connected Doichain Node and dApp.<text:line-break/></text:p>
      <text:list xml:id="list455133945" text:continue-list="list83509925" text:style-name="L1">
        <text:list-item text:start-value="1">
          <text:p text:style-name="P23">At First, Peter submits his email address on Alice's newsletter form while the application server of Alice saves Peters email address locally and forwards the email address of the sender (Alice's) and the recipient (Peter's) to her local Doichain dApp by posting to a REST-API.</text:p>
        </text:list-item>
        <text:list-item>
          <text:p text:style-name="P23"><text:span text:style-name="T9">The Doichain dApp, generates unique Hash-key, which we call historically correct </text:span><text:span text:style-name="T13">NameId</text:span><text:span text:style-name="T9"> (since Doichain uses mainly forked Namecoin functions).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text:span><text:span text:style-name="T9">key pair for Peter, since we assume he doesn't have a Doichain wallet nor Doichain node yet.<text:line-break/><text:line-break/></text:span><text:span text:style-name="T15">We create a signature over a text string using Peter's interim private key over the email address of sender and recipient (here Alice's and Bob's).</text:span><text:span text:style-name="T9"><text:line-break/><text:line-break/>Now, we execute the </text:span><text:span text:style-name="T13">name_doi</text:span><text:span text:style-name="T9"> Doichain RPC command on the blockchain which initially stores the single-opt-in (SOI) inside the blockchain. It will be able to to be found by the </text:span><text:span text:style-name="T13">NameID</text:span><text:span text:style-name="T15"> and the signature can be verified by public key of Peter.</text:span><text:span text:style-name="T9"><text:line-break/></text:span><text:soft-page-break/><text:span text:style-name="T9"><text:line-break/>Bob's mail-server has a connected Doichain node ( and public-key), which we published via a </text:span><text:span text:style-name="T13">DNS TXT record</text:span><text:span text:style-name="T9">. <text:s/>We send the name_op transaction NameID which points to the SOI to and address of this public key. As we would send money on the Bitcoin network, the transaction gets broadcasted all over the connected Doichain nodes. <text:line-break/><text:tab/></text:span></text:p>
        </text:list-item>
        <text:list-item>
          <text:p text:style-name="P23"><text:span text:style-name="T9">Bob's Doichain Node informs his dApp via walletnotfiy, which sends out an email via SMTP into Peters email inbox. The email template to be used was gathered via REST from Alice dApp straight over HTTP(S)). Peter receives the DOI-request email, confirms it with a <text:s/>HTTP-confirm link pointing to Bobs dApp. The dApp will executes a second </text:span><text:span text:style-name="T13">name_doi </text:span><text:span text:style-name="T9">command on the Doichain by signing the DOI with the private key of Bob's mail-server connected Doichain node.<text:line-break/></text:span></text:p>
        </text:list-item>
        <text:list-item>
          <text:p text:style-name="P23">Another day Alice decides to send out her newsletter and attaches two additional smtp header to her email: X-Doichain-NameId and X-Doichain-Public-Key of Bob's DOI <text:s/>reference hash in the Doichain and Bob's public key. <text:line-break/></text:p>
        </text:list-item>
        <text:list-item>
          <text:p text:style-name="P24">Bob's SMTP Server has an installed smtp filter to lookup Doichain NameId's. It receives the email from Alice and filters out the <text:s/>DOICHAIN_NAMEID and DOICHAIN_PUBLICKEY SMTP-headers and verifies it by contacting the local Doichain dApp via REST URL /verify. If the signature of the DOI is valid and corresponds with the senders and recipients email address, the email is eventually delivered to Bob's Inbox.</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soft-page-break/>Sequence Diagram</text:h>
      <text:list xml:id="list1457592609" text:continue-numbering="true" text:style-name="L1">
        <text:list-item>
          <text:list>
            <text:list-header>
              <text:p text:style-name="P2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Numbering_20_1" style:class="text" style:master-page-name="">
      <style:paragraph-properties style:page-number="auto">
        <style:tab-stops/>
      </style:paragraph-properties>
      <style:text-properties style:font-name="Palatino" fo:font-size="18pt" fo:font-weight="bold" style:font-name-asian="Arial Unicode MS" style:font-size-asian="24pt" style:font-weight-asian="bold" style:font-name-complex="Arial Unicode MS"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Palatino"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_20_indent" style:auto-update="true" style:default-outline-level="2" style:class="text" style:master-page-name="">
      <style:paragraph-properties fo:margin-left="0.76cm" fo:margin-right="0cm" fo:text-indent="-0.76cm" style:auto-text-indent="true" style:page-number="auto">
        <style:tab-stops/>
      </style:paragraph-properties>
      <style:text-properties style:font-name="Palatino1"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1" style:display-name="Numbering 1" style:family="paragraph" style:parent-style-name="List" style:auto-update="true" style:list-style-name="List_20_1" style:class="list" style:master-page-name="">
      <style:paragraph-properties fo:margin-top="0cm" fo:margin-bottom="0.212cm" style:page-number="auto">
        <style:tab-stops/>
      </style:paragraph-properties>
      <style:text-properties style:font-name="Palatino2"/>
    </style:style>
    <style:style style:name="Numbering_20_2" style:display-name="Numbering 2" style:family="paragraph" style:parent-style-name="List" style:list-style-name="Numbering_20_2" style:class="list">
      <style:paragraph-properties fo:margin-top="0cm" fo:margin-bottom="0.212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07-27T19:35:05</dc:date>
    <meta:editing-duration>P6DT9H16M22S</meta:editing-duration>
    <meta:editing-cycles>228</meta:editing-cycles>
    <meta:generator>OpenOffice/4.1.5$Unix OpenOffice.org_project/415m1$Build-9789</meta:generator>
    <dc:creator>Nico Krause</dc:creator>
    <meta:document-statistic meta:table-count="0" meta:image-count="0" meta:object-count="0" meta:page-count="11" meta:paragraph-count="97" meta:word-count="2461" meta:character-count="15548"/>
  </office:meta>
</office:document-meta>
</file>